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6e059" officeooo:paragraph-rsid="0006e059"/>
    </style:style>
    <style:style style:name="P3" style:family="paragraph" style:parent-style-name="Standard">
      <style:text-properties officeooo:rsid="0006e059" officeooo:paragraph-rsid="0009079e"/>
    </style:style>
    <style:style style:name="P4" style:family="paragraph" style:parent-style-name="Standard">
      <style:text-properties officeooo:rsid="0006e059" officeooo:paragraph-rsid="000e7e60"/>
    </style:style>
    <style:style style:name="P5" style:family="paragraph" style:parent-style-name="Standard">
      <style:text-properties officeooo:rsid="0006e059" officeooo:paragraph-rsid="001069d8"/>
    </style:style>
    <style:style style:name="P6" style:family="paragraph" style:parent-style-name="Standard">
      <style:text-properties officeooo:rsid="0006e059" officeooo:paragraph-rsid="00118c11"/>
    </style:style>
    <style:style style:name="P7" style:family="paragraph" style:parent-style-name="Standard">
      <style:text-properties officeooo:rsid="0006e059" officeooo:paragraph-rsid="0019fbee"/>
    </style:style>
    <style:style style:name="P8" style:family="paragraph" style:parent-style-name="Standard">
      <style:text-properties officeooo:rsid="0006e059" officeooo:paragraph-rsid="00190133"/>
    </style:style>
    <style:style style:name="P9" style:family="paragraph" style:parent-style-name="Standard">
      <style:text-properties officeooo:rsid="0006e059" officeooo:paragraph-rsid="000ce4a8"/>
    </style:style>
    <style:style style:name="P10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6e059" officeooo:paragraph-rsid="0009079e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6e059" officeooo:paragraph-rsid="000e7e60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06e059" officeooo:paragraph-rsid="001069d8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6e059" officeooo:paragraph-rsid="00118c11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06e059" officeooo:paragraph-rsid="003952ca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Noto Mono" fo:font-size="10pt" officeooo:rsid="0006e059" officeooo:paragraph-rsid="001069d8" style:font-size-asian="10pt" style:font-size-complex="10pt"/>
    </style:style>
    <style:style style:name="P17" style:family="paragraph" style:parent-style-name="Standard">
      <style:text-properties style:font-name="Noto Mono" fo:font-size="10pt" officeooo:rsid="0006e059" officeooo:paragraph-rsid="00186a05" style:font-size-asian="10pt" style:font-size-complex="10pt"/>
    </style:style>
    <style:style style:name="P18" style:family="paragraph" style:parent-style-name="Standard">
      <style:text-properties style:font-name="Noto Mono" fo:font-size="10pt" officeooo:rsid="0006e059" officeooo:paragraph-rsid="000ce4a8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Noto Mono" fo:font-size="10pt" officeooo:rsid="001bf824" officeooo:paragraph-rsid="001bf824" style:font-size-asian="10pt" style:font-size-complex="10pt"/>
    </style:style>
    <style:style style:name="P20" style:family="paragraph" style:parent-style-name="Standard">
      <style:text-properties style:font-name="Noto Mono" fo:font-size="10pt" officeooo:rsid="001bf824" officeooo:paragraph-rsid="0006e059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1bf824" officeooo:paragraph-rsid="001bf824"/>
    </style:style>
    <style:style style:name="P22" style:family="paragraph" style:parent-style-name="Standard">
      <style:text-properties officeooo:rsid="001dca46" officeooo:paragraph-rsid="001dca46"/>
    </style:style>
    <style:style style:name="P23" style:family="paragraph" style:parent-style-name="Standard">
      <style:text-properties officeooo:rsid="001ec33f" officeooo:paragraph-rsid="001ec33f"/>
    </style:style>
    <style:style style:name="P24" style:family="paragraph" style:parent-style-name="Standard">
      <style:text-properties officeooo:rsid="00118c11" officeooo:paragraph-rsid="00118c11"/>
    </style:style>
    <style:style style:name="P25" style:family="paragraph" style:parent-style-name="Standard">
      <style:text-properties officeooo:paragraph-rsid="003952ca"/>
    </style:style>
    <style:style style:name="P26" style:family="paragraph" style:parent-style-name="Standard">
      <style:text-properties officeooo:paragraph-rsid="0019fbee"/>
    </style:style>
    <style:style style:name="P27" style:family="paragraph" style:parent-style-name="Standard" style:list-style-name="L1">
      <style:text-properties officeooo:rsid="0006e059" officeooo:paragraph-rsid="0006e059"/>
    </style:style>
    <style:style style:name="P28" style:family="paragraph" style:parent-style-name="Standard" style:list-style-name="L2">
      <style:text-properties officeooo:rsid="0006e059" officeooo:paragraph-rsid="0009079e"/>
    </style:style>
    <style:style style:name="P29" style:family="paragraph" style:parent-style-name="Standard" style:list-style-name="L2">
      <style:text-properties officeooo:rsid="0006e059" officeooo:paragraph-rsid="000ce4a8"/>
    </style:style>
    <style:style style:name="P30" style:family="paragraph" style:parent-style-name="Standard">
      <style:text-properties officeooo:rsid="0006e059" officeooo:paragraph-rsid="000ce4a8"/>
    </style:style>
    <style:style style:name="P31" style:family="paragraph" style:parent-style-name="Standard">
      <style:text-properties officeooo:rsid="0006e059" officeooo:paragraph-rsid="0019fbee"/>
    </style:style>
    <style:style style:name="P32" style:family="paragraph" style:parent-style-name="Standard">
      <style:text-properties officeooo:paragraph-rsid="0019fbee"/>
    </style:style>
    <style:style style:name="P33" style:family="paragraph" style:parent-style-name="Standard" style:list-style-name="L3">
      <style:text-properties officeooo:paragraph-rsid="003952ca"/>
    </style:style>
    <style:style style:name="P34" style:family="paragraph" style:parent-style-name="Standard">
      <style:text-properties officeooo:paragraph-rsid="003952ca"/>
    </style:style>
    <style:style style:name="P35" style:family="paragraph" style:parent-style-name="Standard" style:list-style-name="L3">
      <style:text-properties officeooo:rsid="001a62ef" officeooo:paragraph-rsid="003952ca"/>
    </style:style>
    <style:style style:name="P36" style:family="paragraph" style:parent-style-name="Standard">
      <style:text-properties officeooo:rsid="001a62ef" officeooo:paragraph-rsid="003952ca"/>
    </style:style>
    <style:style style:name="P37" style:family="paragraph" style:parent-style-name="Standard">
      <style:text-properties style:font-name="Liberation Serif" fo:font-size="12pt" officeooo:rsid="001bd042" officeooo:paragraph-rsid="003952ca" style:font-size-asian="10.5pt" style:font-size-complex="12pt"/>
    </style:style>
    <style:style style:name="T1" style:family="text">
      <style:text-properties officeooo:rsid="0009079e"/>
    </style:style>
    <style:style style:name="T2" style:family="text">
      <style:text-properties style:font-name="Noto Mono" fo:font-size="10pt" style:font-size-asian="10pt" style:font-size-complex="10pt"/>
    </style:style>
    <style:style style:name="T3" style:family="text">
      <style:text-properties style:font-name="Noto Mono" fo:font-size="10pt" officeooo:rsid="0009079e" style:font-size-asian="10pt" style:font-size-complex="10pt"/>
    </style:style>
    <style:style style:name="T4" style:family="text">
      <style:text-properties style:font-name="Noto Mono" fo:font-size="10pt" officeooo:rsid="000ce4a8" style:font-size-asian="10pt" style:font-size-complex="10pt"/>
    </style:style>
    <style:style style:name="T5" style:family="text">
      <style:text-properties style:font-name="Noto Mono" fo:font-size="10pt" officeooo:rsid="001bf824" style:font-size-asian="10pt" style:font-size-complex="10pt"/>
    </style:style>
    <style:style style:name="T6" style:family="text">
      <style:text-properties style:font-name="Noto Mono" fo:font-size="10pt" officeooo:rsid="0006e059" style:font-size-asian="10pt" style:font-size-complex="10pt"/>
    </style:style>
    <style:style style:name="T7" style:family="text">
      <style:text-properties officeooo:rsid="000aecfb"/>
    </style:style>
    <style:style style:name="T8" style:family="text">
      <style:text-properties officeooo:rsid="000c0852"/>
    </style:style>
    <style:style style:name="T9" style:family="text">
      <style:text-properties officeooo:rsid="000e7e60"/>
    </style:style>
    <style:style style:name="T10" style:family="text">
      <style:text-properties officeooo:rsid="001069d8"/>
    </style:style>
    <style:style style:name="T11" style:family="text">
      <style:text-properties officeooo:rsid="00118c11"/>
    </style:style>
    <style:style style:name="T12" style:family="text">
      <style:text-properties officeooo:rsid="0012d862"/>
    </style:style>
    <style:style style:name="T13" style:family="text">
      <style:text-properties officeooo:rsid="0014bb74"/>
    </style:style>
    <style:style style:name="T14" style:family="text">
      <style:text-properties officeooo:rsid="00186a05"/>
    </style:style>
    <style:style style:name="T15" style:family="text">
      <style:text-properties officeooo:rsid="00190133"/>
    </style:style>
    <style:style style:name="T16" style:family="text">
      <style:text-properties officeooo:rsid="001dca46"/>
    </style:style>
    <style:style style:name="T17" style:family="text">
      <style:text-properties officeooo:rsid="002e4124"/>
    </style:style>
    <style:style style:name="T18" style:family="text">
      <style:text-properties officeooo:rsid="002e6249"/>
    </style:style>
    <style:style style:name="T19" style:family="text">
      <style:text-properties style:font-name="Liberation Serif" fo:font-size="12pt" style:font-size-asian="10.5pt" style:font-size-complex="12pt"/>
    </style:style>
    <style:style style:name="T20" style:family="text">
      <style:text-properties style:font-name="Liberation Serif" fo:font-size="12pt" officeooo:rsid="001951c3" style:font-size-asian="10.5pt" style:font-size-complex="12pt"/>
    </style:style>
    <style:style style:name="T21" style:family="text">
      <style:text-properties style:font-name="Liberation Serif" fo:font-size="12pt" officeooo:rsid="00190133" style:font-size-asian="10.5pt" style:font-size-complex="12pt"/>
    </style:style>
    <style:style style:name="T22" style:family="text">
      <style:text-properties style:font-name="Liberation Serif" fo:font-size="12pt" officeooo:rsid="001bd042" style:font-size-asian="10.5pt" style:font-size-complex="12pt"/>
    </style:style>
    <style:style style:name="T23" style:family="text">
      <style:text-properties style:font-name="Liberation Serif" fo:font-size="12pt" officeooo:rsid="003952ca" style:font-size-asian="10.5pt" style:font-size-complex="12pt"/>
    </style:style>
    <style:style style:name="T24" style:family="text">
      <style:text-properties style:font-name="Liberation Serif" fo:font-size="12pt" officeooo:rsid="003b2906" style:font-size-asian="10.5pt" style:font-size-complex="12pt"/>
    </style:style>
    <style:style style:name="T25" style:family="text">
      <style:text-properties officeooo:rsid="001951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fgabe 1 - Linux-Kommandos</text:p>
      <text:p text:style-name="P1"/>
      <text:p text:style-name="P1">Geben Sie ein Kommando an, mit dem Sie …</text:p>
      <text:p text:style-name="P1"/>
      <text:list xml:id="list3340907165" text:style-name="L1">
        <text:list-item>
          <text:p text:style-name="P27">Handbuchseiten („man pages“) öffnen können.</text:p>
        </text:list-item>
      </text:list>
      <text:p text:style-name="P2"/>
      <text:p text:style-name="P19">man</text:p>
      <text:p text:style-name="P21"/>
      <text:list xml:id="list122949347059438" text:continue-numbering="true" text:style-name="L1">
        <text:list-item>
          <text:p text:style-name="P27">das aktuelle Verzeichnis in der Shell ausgeben können.</text:p>
        </text:list-item>
      </text:list>
      <text:p text:style-name="P2"/>
      <text:p text:style-name="P19">pwd</text:p>
      <text:p text:style-name="P19"/>
      <text:list xml:id="list122948869395858" text:continue-numbering="true" text:style-name="L1">
        <text:list-item>
          <text:p text:style-name="P27">ein neues Verzeichnis erzeugen können.</text:p>
        </text:list-item>
      </text:list>
      <text:p text:style-name="P2"/>
      <text:p text:style-name="P19">mkdir</text:p>
      <text:p text:style-name="P21"/>
      <text:list xml:id="list122949671715614" text:continue-numbering="true" text:style-name="L1">
        <text:list-item>
          <text:p text:style-name="P27">in ein Verzeichnis wechseln können.</text:p>
        </text:list-item>
      </text:list>
      <text:p text:style-name="P2"/>
      <text:p text:style-name="P19">cd</text:p>
      <text:p text:style-name="P21"/>
      <text:list xml:id="list122950067857037" text:continue-numbering="true" text:style-name="L1">
        <text:list-item>
          <text:p text:style-name="P27">den Inhalt eines Verzeichnisses in der Shell ausgeben können.</text:p>
        </text:list-item>
      </text:list>
      <text:p text:style-name="P1"><text:tab/></text:p>
      <text:p text:style-name="P1"><text:tab/><text:span text:style-name="T5">ls</text:span></text:p>
      <text:p text:style-name="P1"/>
      <text:list xml:id="list122950438331887" text:continue-numbering="true" text:style-name="L1">
        <text:list-item>
          <text:p text:style-name="P27">eine leere Datei erzeugen können.</text:p>
        </text:list-item>
      </text:list>
      <text:p text:style-name="P2"/>
      <text:p text:style-name="P19">touch</text:p>
      <text:p text:style-name="P21"/>
      <text:list xml:id="list122949995937193" text:continue-numbering="true" text:style-name="L1">
        <text:list-item>
          <text:p text:style-name="P27">versuchen können den Inhalt einer Datei zu bestimmen.</text:p>
        </text:list-item>
      </text:list>
      <text:p text:style-name="P1"/>
      <text:p text:style-name="P19">file</text:p>
      <text:p text:style-name="P21"/>
      <text:list xml:id="list122950122611085" text:continue-numbering="true" text:style-name="L1">
        <text:list-item>
          <text:p text:style-name="P27">den Inhalt verschiedener Dateien verknüpfen oder den Inhalt einer Datei ausgeben können.</text:p>
        </text:list-item>
      </text:list>
      <text:p text:style-name="P1"/>
      <text:p text:style-name="P1"><text:tab/><text:span text:style-name="T5">cat</text:span></text:p>
      <text:p text:style-name="P1"/>
      <text:list xml:id="list122950582968253" text:continue-numbering="true" text:style-name="L1">
        <text:list-item>
          <text:p text:style-name="P27">Zeilen vom Ende einer Datei in der Shell ausgeben können.</text:p>
        </text:list-item>
      </text:list>
      <text:p text:style-name="P1"/>
      <text:p text:style-name="P1"><text:tab/><text:span text:style-name="T5">tail</text:span></text:p>
      <text:p text:style-name="P1"/>
      <text:list xml:id="list122948673864104" text:continue-numbering="true" text:style-name="L1">
        <text:list-item>
          <text:p text:style-name="P27">Zeilen vom Anfang einer Datei in der Shell ausgeben können.</text:p>
        </text:list-item>
      </text:list>
      <text:p text:style-name="P1"><text:tab/></text:p>
      <text:p text:style-name="P1"><text:tab/><text:span text:style-name="T5">head</text:span></text:p>
      <text:p text:style-name="P1"/>
      <text:list xml:id="list122949440210608" text:continue-numbering="true" text:style-name="L1">
        <text:list-item>
          <text:p text:style-name="P27">Dateien oder Verzeichnisse an eine andere Stelle kopieren können.</text:p>
        </text:list-item>
      </text:list>
      <text:p text:style-name="P1"/>
      <text:p text:style-name="P1"><text:tab/><text:span text:style-name="T5">cp</text:span></text:p>
      <text:p text:style-name="P1"/>
      <text:list xml:id="list122949548280926" text:continue-numbering="true" text:style-name="L1">
        <text:list-item>
          <text:p text:style-name="P27">Dateien oder Verzeichnisse an eine andere Stelle verschieben können.</text:p>
        </text:list-item>
      </text:list>
      <text:p text:style-name="P1"/>
      <text:p text:style-name="P1"><text:tab/><text:span text:style-name="T5">mv</text:span></text:p>
      <text:p text:style-name="P1"/>
      <text:list xml:id="list122949222564414" text:continue-numbering="true" text:style-name="L1">
        <text:list-item>
          <text:p text:style-name="P27">Dateien oder Verzeichnisse löschen können.</text:p>
        </text:list-item>
      </text:list>
      <text:p text:style-name="P1"><text:soft-page-break/></text:p>
      <text:p text:style-name="P1"><text:tab/><text:span text:style-name="T5">rm</text:span></text:p>
      <text:p text:style-name="P20"/>
      <text:list xml:id="list122949183826509" text:continue-numbering="true" text:style-name="L1">
        <text:list-item>
          <text:p text:style-name="P27">ein leeres Verzeichnis löschen können.</text:p>
        </text:list-item>
      </text:list>
      <text:p text:style-name="P1"/>
      <text:p text:style-name="P1"><text:tab/><text:span text:style-name="T5">rmdir</text:span></text:p>
      <text:p text:style-name="P1"/>
      <text:list xml:id="list122949116418686" text:continue-numbering="true" text:style-name="L1">
        <text:list-item>
          <text:p text:style-name="P27">eine Zeichenkette in der Shell ausgeben können.</text:p>
        </text:list-item>
      </text:list>
      <text:p text:style-name="P1"/>
      <text:p text:style-name="P1"><text:tab/><text:span text:style-name="T5">echo</text:span></text:p>
      <text:p text:style-name="P1"/>
      <text:list xml:id="list122949428607168" text:continue-numbering="true" text:style-name="L1">
        <text:list-item>
          <text:p text:style-name="P27">die Dateirechte von Dateien oder Verzeichnissen ändern können.</text:p>
        </text:list-item>
      </text:list>
      <text:p text:style-name="P1"/>
      <text:p text:style-name="P1"><text:tab/><text:span text:style-name="T5">chmod</text:span></text:p>
      <text:p text:style-name="P1"/>
      <text:list xml:id="list122948700745022" text:continue-numbering="true" text:style-name="L1">
        <text:list-item>
          <text:p text:style-name="P27">Das Password eines Benutzers ändern können.</text:p>
        </text:list-item>
      </text:list>
      <text:p text:style-name="P1"/>
      <text:p text:style-name="P1"><text:tab/><text:span text:style-name="T5">passwd</text:span></text:p>
      <text:p text:style-name="P1"/>
      <text:list xml:id="list122949100453213" text:continue-numbering="true" text:style-name="L1">
        <text:list-item>
          <text:p text:style-name="P27">die laufende Sitzung (und damit auch die Shell) beenden und den Rückgabewert eines Shell-Skripts festzulegen können.</text:p>
        </text:list-item>
      </text:list>
      <text:p text:style-name="P22"/>
      <text:p text:style-name="P22"><text:tab/><text:span text:style-name="T5">exit</text:span></text:p>
      <text:p text:style-name="P22"/>
      <text:list xml:id="list122949927295474" text:continue-numbering="true" text:style-name="L1">
        <text:list-item>
          <text:p text:style-name="P27">das System neu starten können.</text:p>
        </text:list-item>
      </text:list>
      <text:p text:style-name="P1"/>
      <text:p text:style-name="P1"><text:tab/><text:span text:style-name="T5">reboot</text:span><text:span text:style-name="T16"> oder alternativ </text:span><text:span text:style-name="T5">shutdown</text:span></text:p>
      <text:p text:style-name="P1"/>
      <text:list xml:id="list122949656762833" text:continue-numbering="true" text:style-name="L1">
        <text:list-item>
          <text:p text:style-name="P27">das System ausschalten können.</text:p>
        </text:list-item>
      </text:list>
      <text:p text:style-name="P1"/>
      <text:p text:style-name="P1"><text:tab/><text:span text:style-name="T5">halt</text:span><text:span text:style-name="T16"> oder alternativ </text:span><text:span text:style-name="T5">shutdown</text:span></text:p>
      <text:p text:style-name="P1"/>
      <text:list xml:id="list122949156770330" text:continue-numbering="true" text:style-name="L1">
        <text:list-item>
          <text:p text:style-name="P27">einen neuen Benutzer erstellen können.</text:p>
        </text:list-item>
      </text:list>
      <text:p text:style-name="P1"/>
      <text:p text:style-name="P1"><text:tab/><text:span text:style-name="T5">adduser</text:span></text:p>
      <text:p text:style-name="P1"/>
      <text:list xml:id="list122950081283818" text:continue-numbering="true" text:style-name="L1">
        <text:list-item>
          <text:p text:style-name="P27">einen Benutzer löschen können.</text:p>
        </text:list-item>
      </text:list>
      <text:p text:style-name="P1"/>
      <text:p text:style-name="P1"><text:tab/><text:span text:style-name="T5">deluser</text:span></text:p>
      <text:p text:style-name="P1"/>
      <text:list xml:id="list122948804802583" text:continue-numbering="true" text:style-name="L1">
        <text:list-item>
          <text:p text:style-name="P27">einen Benutzer ändern können.</text:p>
        </text:list-item>
      </text:list>
      <text:p text:style-name="P1"/>
      <text:p text:style-name="P1"><text:tab/><text:span text:style-name="T5">usermod</text:span></text:p>
      <text:p text:style-name="P1"/>
      <text:list xml:id="list122949096817836" text:continue-numbering="true" text:style-name="L1">
        <text:list-item>
          <text:p text:style-name="P27">die Gruppenzugehörigkeiten des Benutzers ausgeben können.</text:p>
        </text:list-item>
      </text:list>
      <text:p text:style-name="P1"/>
      <text:p text:style-name="P1"><text:tab/><text:span text:style-name="T5">groups</text:span></text:p>
      <text:p text:style-name="P20"/>
      <text:list xml:id="list122949964770444" text:continue-numbering="true" text:style-name="L1">
        <text:list-item>
          <text:p text:style-name="P27">eine neue Gruppe erstellen können.</text:p>
        </text:list-item>
      </text:list>
      <text:p text:style-name="P1"/>
      <text:p text:style-name="P1"><text:tab/><text:span text:style-name="T17">g</text:span><text:span text:style-name="T5">roupadd</text:span></text:p>
      <text:p text:style-name="P1"/>
      <text:list xml:id="list122950224585757" text:continue-numbering="true" text:style-name="L1">
        <text:list-item>
          <text:p text:style-name="P27">eine Gruppe löschen können.</text:p>
        </text:list-item>
      </text:list>
      <text:p text:style-name="P1"><text:soft-page-break/></text:p>
      <text:p text:style-name="P1"><text:tab/><text:span text:style-name="T5">groupdel</text:span></text:p>
      <text:p text:style-name="P1"/>
      <text:list xml:id="list122949142659575" text:continue-numbering="true" text:style-name="L1">
        <text:list-item>
          <text:p text:style-name="P27">eine Gruppe ändern können.</text:p>
        </text:list-item>
      </text:list>
      <text:p text:style-name="P1"/>
      <text:p text:style-name="P1"><text:tab/><text:span text:style-name="T5">groupmod</text:span></text:p>
      <text:p text:style-name="P1"/>
      <text:list xml:id="list122950518084924" text:continue-numbering="true" text:style-name="L1">
        <text:list-item>
          <text:p text:style-name="P27">den Benutzer (⇒ Besitzer) ändern können, der einer Datei oder einem Verzeichnis zugeordnet ist.</text:p>
        </text:list-item>
      </text:list>
      <text:p text:style-name="P1"/>
      <text:p text:style-name="P1"><text:tab/><text:span text:style-name="T5">chown </text:span></text:p>
      <text:p text:style-name="P1"/>
      <text:list xml:id="list122950296547409" text:continue-numbering="true" text:style-name="L1">
        <text:list-item>
          <text:p text:style-name="P27">die Gruppe ändern können, die einer Datei oder einem Verzeichnis zugeordnet ist.</text:p>
        </text:list-item>
      </text:list>
      <text:p text:style-name="P1"/>
      <text:p text:style-name="P1"><text:tab/><text:span text:style-name="T5">chgrp</text:span></text:p>
      <text:p text:style-name="P1"/>
      <text:list xml:id="list122949227015655" text:continue-numbering="true" text:style-name="L1">
        <text:list-item>
          <text:p text:style-name="P27">einen „Link“ erstellen können.</text:p>
        </text:list-item>
      </text:list>
      <text:p text:style-name="P1"/>
      <text:p text:style-name="P1"><text:tab/><text:span text:style-name="T5">ln</text:span></text:p>
      <text:p text:style-name="P1"/>
      <text:list xml:id="list122949868150837" text:continue-numbering="true" text:style-name="L1">
        <text:list-item>
          <text:p text:style-name="P27">eine Datei nach den Zeilen durchsuchen können, die ein Suchmuster enthalten?</text:p>
        </text:list-item>
      </text:list>
      <text:p text:style-name="P1"/>
      <text:p text:style-name="P1"><text:tab/><text:span text:style-name="T5">grep</text:span></text:p>
      <text:p text:style-name="P1"/>
      <text:list xml:id="list122949914684258" text:continue-numbering="true" text:style-name="L1">
        <text:list-item>
          <text:p text:style-name="P27">eine Liste der laufenden Prozesse in der Shell ausgeben können.</text:p>
        </text:list-item>
      </text:list>
      <text:p text:style-name="P1"/>
      <text:p text:style-name="P1"><text:tab/><text:span text:style-name="T5">ps</text:span></text:p>
      <text:p text:style-name="P1"/>
      <text:list xml:id="list122950361629741" text:continue-numbering="true" text:style-name="L1">
        <text:list-item>
          <text:p text:style-name="P27">einen im Hintergrund der Shell laufenden Prozess in den Vordergrund holen können.</text:p>
        </text:list-item>
      </text:list>
      <text:p text:style-name="P1"/>
      <text:p text:style-name="P1"><text:tab/><text:span text:style-name="T5">fg</text:span></text:p>
      <text:p text:style-name="P1"/>
      <text:list xml:id="list122950389278505" text:continue-numbering="true" text:style-name="L1">
        <text:list-item>
          <text:p text:style-name="P27">einen Prozess in den Hintergrund der Shell verschieben können.</text:p>
        </text:list-item>
      </text:list>
      <text:p text:style-name="P1"/>
      <text:p text:style-name="P1"><text:tab/><text:span text:style-name="T5">bg</text:span></text:p>
      <text:p text:style-name="P20"/>
      <text:list xml:id="list122949706164706" text:continue-numbering="true" text:style-name="L1">
        <text:list-item>
          <text:p text:style-name="P27">einen Prozess beenden können.</text:p>
        </text:list-item>
      </text:list>
      <text:p text:style-name="P1"><text:tab/></text:p>
      <text:p text:style-name="P1"><text:tab/><text:span text:style-name="T5">kill</text:span></text:p>
      <text:p text:style-name="P1"/>
      <text:list xml:id="list122950237578574" text:continue-numbering="true" text:style-name="L1">
        <text:list-item>
          <text:p text:style-name="P27">eine Gruppe von Prozessen beenden können.</text:p>
        </text:list-item>
      </text:list>
      <text:p text:style-name="P1"/>
      <text:p text:style-name="P23"><text:tab/><text:span text:style-name="T5">killall</text:span></text:p>
      <text:p text:style-name="P23"/>
      <text:list xml:id="list122949491957248" text:continue-numbering="true" text:style-name="L1">
        <text:list-item>
          <text:p text:style-name="P27">die Priorität eines neuen Prozesses festlegen können.</text:p>
        </text:list-item>
      </text:list>
      <text:p text:style-name="P1"/>
      <text:p text:style-name="P1"><text:tab/><text:span text:style-name="T5">nice</text:span></text:p>
      <text:p text:style-name="P1"/>
      <text:list xml:id="list122948745885146" text:continue-numbering="true" text:style-name="L1">
        <text:list-item>
          <text:p text:style-name="P27">die Priorität eines existierenden Prozesses ändern können.</text:p>
        </text:list-item>
      </text:list>
      <text:p text:style-name="P1"/>
      <text:p text:style-name="P1"><text:tab/><text:span text:style-name="T18">r</text:span><text:span text:style-name="T5">enice</text:span></text:p>
      <text:p text:style-name="P1"/>
      <text:list xml:id="list122950568487239" text:continue-numbering="true" text:style-name="L1">
        <text:list-item>
          <text:p text:style-name="P27"><text:soft-page-break/>eine Liste der existierenden Prozesse als Baumstruktur in der Shell ausgeben können.</text:p>
        </text:list-item>
      </text:list>
      <text:p text:style-name="P1"/>
      <text:p text:style-name="P1"><text:tab/><text:span text:style-name="T5">pstree</text:span></text:p>
      <text:p text:style-name="P1"/>
      <text:p text:style-name="P11">Aufgabe <text:span text:style-name="T1">2</text:span> – <text:span text:style-name="T1">Dateien und Verzeichnisse</text:span></text:p>
      <text:p text:style-name="P11"/>
      <text:list xml:id="list4158091036" text:style-name="L2">
        <text:list-item>
          <text:p text:style-name="P28">Erzeugen Sie in Ihrem Benutzerverzeichnis (Home-Verzeichnis) ein Verzeichnis <text:span text:style-name="T2">B</text:span><text:span text:style-name="T3">T</text:span><text:span text:style-name="T2">S</text:span>.</text:p>
        </text:list-item>
      </text:list>
      <text:p text:style-name="P3"/>
      <text:p text:style-name="P3"><text:tab/><text:span text:style-name="T5">mkdir ~/BTS</text:span></text:p>
      <text:p text:style-name="P3"><text:tab/></text:p>
      <text:list xml:id="list122949649088378" text:continue-numbering="true" text:style-name="L2">
        <text:list-item>
          <text:p text:style-name="P28">Wechseln Sie in das Verzeichnis <text:span text:style-name="T2">BTS</text:span> und erzeugen Sie darin eine leere Datei mit dem Dateinamen <text:span text:style-name="T2">Datei1.txt </text:span><text:span text:style-name="T1">(</text:span>Verwenden Sie zum Anlegen der Datei keinen Editor, sondern einen Kommandozeilenbefehl<text:span text:style-name="T1">)</text:span>.</text:p>
        </text:list-item>
      </text:list>
      <text:p text:style-name="P3"/>
      <text:p text:style-name="P3"><text:tab/><text:span text:style-name="T5">cd ~/BTS &amp;&amp; touch Datei1.txt</text:span></text:p>
      <text:p text:style-name="P3"/>
      <text:list xml:id="list122948632298005" text:continue-numbering="true" text:style-name="L2">
        <text:list-item>
          <text:p text:style-name="P28">Überprüfen Sie die Dateigröße der Datei <text:span text:style-name="T2">Datei1.txt</text:span>.</text:p>
        </text:list-item>
      </text:list>
      <text:p text:style-name="P3"/>
      <text:p text:style-name="P3"><text:tab/><text:span text:style-name="T5">ls -lh Datei1.txt</text:span></text:p>
      <text:p text:style-name="P3"/>
      <text:list xml:id="list122949419274284" text:continue-numbering="true" text:style-name="L2">
        <text:list-item>
          <text:p text:style-name="P28">Ändern Sie die Modifikationszeit der Datei <text:span text:style-name="T2">Datei1.txt</text:span> auf Ihr Geburtsdatum.</text:p>
        </text:list-item>
      </text:list>
      <text:p text:style-name="P3"/>
      <text:p text:style-name="P3"><text:tab/><text:span text:style-name="T5">touch -t XXXXYYZZAABB Datei1.txt</text:span></text:p>
      <text:p text:style-name="P3"/>
      <text:p text:style-name="P3"><text:tab/><text:span text:style-name="T5">XXXX</text:span> enthält das Jahr.</text:p>
      <text:p text:style-name="P3"><text:tab/><text:span text:style-name="T5">YY</text:span> enthält den Monat.</text:p>
      <text:p text:style-name="P3"><text:tab/><text:span text:style-name="T5">ZZ</text:span> enthält den Tag des Monats.</text:p>
      <text:p text:style-name="P3"><text:tab/><text:span text:style-name="T5">AA</text:span> enthält die Stunde.</text:p>
      <text:p text:style-name="P3"><text:tab/><text:span text:style-name="T5">BB</text:span> enthält die Minute.</text:p>
      <text:p text:style-name="P3"/>
      <text:list xml:id="list122949927962683" text:continue-numbering="true" text:style-name="L2">
        <text:list-item>
          <text:p text:style-name="P28">Erzeugen Sie auf der Shell eine neue Datei <text:span text:style-name="T2">Datei2.txt</text:span> und fügen Sie in die neue Datei einen beliebigen mehrzeiligen Text als Inhalt ein <text:span text:style-name="T7">(</text:span>Verwenden Sie für das Einfügen des Textes keinen Editor, sondern einen Kommandozeilenbefehl<text:span text:style-name="T7">)</text:span>.</text:p>
        </text:list-item>
      </text:list>
      <text:p text:style-name="P3"/>
      <text:p text:style-name="P3"><text:tab/><text:span text:style-name="T5">echo -e "Zeile1\nZeile2" &gt; Datei2.txt</text:span></text:p>
      <text:p text:style-name="P3"/>
      <text:list xml:id="list122950144000531" text:continue-numbering="true" text:style-name="L2">
        <text:list-item>
          <text:p text:style-name="P28">Geben Sie die erste Zeile der Datei <text:span text:style-name="T2">Datei2.txt</text:span> aus.</text:p>
        </text:list-item>
      </text:list>
      <text:p text:style-name="P3"/>
      <text:p text:style-name="P3"><text:tab/><text:span text:style-name="T5">head -n 1 Datei2.txt</text:span></text:p>
      <text:p text:style-name="P3"/>
      <text:list xml:id="list122949481017927" text:continue-numbering="true" text:style-name="L2">
        <text:list-item>
          <text:p text:style-name="P28">Hängen den Inhalt von <text:span text:style-name="T2">Datei2.txt</text:span> an <text:span text:style-name="T2">Datei1.txt</text:span> an <text:span text:style-name="T8">(Verwenden keinen Editor, sondern einen Kommandozeilenbefehl).</text:span></text:p>
        </text:list-item>
      </text:list>
      <text:p text:style-name="P3"/>
      <text:p text:style-name="P3"><text:tab/><text:span text:style-name="T5">cat Datei2.txt &gt;&gt; Datei1.txt</text:span></text:p>
      <text:p text:style-name="P3"/>
      <text:list xml:id="list122950329826828" text:continue-numbering="true" text:style-name="L2">
        <text:list-item>
          <text:p text:style-name="P28">Erzeugen Sie in Ihrem Home-Verzeichnis ein Verzeichnis mit dem Verzeichnisnamen <text:span text:style-name="T2">BS</text:span><text:span text:style-name="T4">_</text:span><text:span text:style-name="T2">Vorlesung</text:span>.</text:p>
        </text:list-item>
      </text:list>
      <text:p text:style-name="P3"/>
      <text:p text:style-name="P3"><text:tab/><text:span text:style-name="T5">mkdir ~/BS_Vorlesung</text:span></text:p>
      <text:p text:style-name="P3"/>
      <text:list xml:id="list122950375202043" text:continue-numbering="true" text:style-name="L2">
        <text:list-item>
          <text:p text:style-name="P29">Kopieren Sie die Dateien <text:span text:style-name="T2">Datei1.txt</text:span> und <text:span text:style-name="T2">Datei2.txt</text:span> aus dem Verzeichnis <text:span text:style-name="T2">BTS</text:span> in das Verzeichnis <text:span text:style-name="T2">BS</text:span><text:span text:style-name="T4">_</text:span><text:span text:style-name="T2">Vorlesung</text:span>.</text:p>
        </text:list-item>
      </text:list>
      <text:p text:style-name="P9"><text:soft-page-break/><text:tab/></text:p>
      <text:p text:style-name="P9"><text:tab/><text:span text:style-name="T5">cp ~/BTS/* ~/BS_Vorlesung</text:span><text:span text:style-name="T5"/></text:p>
      <text:p text:style-name="P9"/>
      <text:list xml:id="list122949147172944" text:continue-numbering="true" text:style-name="L2">
        <text:list-item>
          <text:p text:style-name="P29">Löschen Sie das Verzeichnis <text:span text:style-name="T2">BTS.</text:span></text:p>
        </text:list-item>
      </text:list>
      <text:p text:style-name="P9"/>
      <text:p text:style-name="P9"><text:span text:style-name="T2"><text:tab/></text:span><text:span text:style-name="T5">rm -rf ~/BTS</text:span></text:p>
      <text:p text:style-name="P18"/>
      <text:p text:style-name="P3"><text:tab/></text:p>
      <text:p text:style-name="P12">Aufgabe <text:span text:style-name="T9">3</text:span> – <text:span text:style-name="T9">Hello World</text:span></text:p>
      <text:p text:style-name="P12"/>
      <text:p text:style-name="P4"><text:span text:style-name="T9">Schreiben Sie ein C-Programm </text:span><text:span text:style-name="T2">hello.c, </text:span><text:span text:style-name="T9">das „Hello, World“ in d</text:span><text:span text:style-name="T10">ie</text:span><text:span text:style-name="T9"> Standardausgabe ausgibt.</text:span></text:p>
      <text:p text:style-name="P4"/>
      <text:p text:style-name="P7"><text:a xlink:type="simple" xlink:href="https://github.com/RalphRadermacher/OperatingSystems/blob/main/src/03_HelloWorld/hello.c" text:style-name="Internet_20_link" text:visited-style-name="Visited_20_Internet_20_Link"><text:span text:style-name="T2">hello.c</text:span></text:a></text:p>
      <text:p text:style-name="P4"/>
      <text:p text:style-name="P12"/>
      <text:p text:style-name="P13">Aufgabe <text:span text:style-name="T10">4</text:span> – <text:span text:style-name="T10">Argumente</text:span></text:p>
      <text:p text:style-name="P13"/>
      <text:p text:style-name="P8"><text:span text:style-name="T9">Schreiben Sie ein C-Programm </text:span><text:span text:style-name="T2">args.c</text:span><text:span text:style-name="T9">, </text:span><text:span text:style-name="T15">das die Argumente der Kommandozeile in der Standausgabe ausgibt.</text:span></text:p>
      <text:p text:style-name="P8"/>
      <text:p text:style-name="P7"><text:a xlink:type="simple" xlink:href="https://github.com/RalphRadermacher/OperatingSystems/blob/main/src/04_Args/args.c" text:style-name="Internet_20_link" text:visited-style-name="Visited_20_Internet_20_Link"><text:span text:style-name="T2">args.c</text:span></text:a></text:p>
      <text:p text:style-name="P17"/>
      <text:p text:style-name="P16"/>
      <text:p text:style-name="P14">Aufgabe <text:span text:style-name="T14">5</text:span> – <text:span text:style-name="T11">Translate</text:span></text:p>
      <text:p text:style-name="P14"/>
      <text:p text:style-name="P6"><text:span text:style-name="T9">Schreiben Sie ein C-Programm </text:span><text:span text:style-name="T2">translate.c, </text:span><text:span text:style-name="T9">das </text:span><text:span text:style-name="T11">Zeichenketten aus der Stand</text:span><text:span text:style-name="T9">e</text:span><text:span text:style-name="T11">ingabe einliest und </text:span><text:span text:style-name="T13">nach einer Übersetzung </text:span><text:span text:style-name="T11">in der Standardausgabe</text:span><text:span text:style-name="T9"> </text:span><text:span text:style-name="T13">wieder </text:span><text:span text:style-name="T9">ausgibt. </text:span><text:span text:style-name="T12">Die Übersetzung wird du</text:span><text:span text:style-name="T13">r</text:span><text:span text:style-name="T12">ch zwei gleichlange Argumente der Kommandozeile </text:span><text:span text:style-name="T2">set1</text:span><text:span text:style-name="T12"> und </text:span><text:span text:style-name="T2">set2</text:span><text:span text:style-name="T12"> definiert </text:span><text:span text:style-name="T13">und geschieht wie folgt, für der jeden Buchstaben der eingelesenen Zeichenketten wird in nachdem ersten Auftreten des Buchstabens <text:s/>in dem Argumente </text:span><text:span text:style-name="T2">set1</text:span><text:span text:style-name="T13"> gesucht. Falls der Buchstabe nicht im Argument </text:span><text:span text:style-name="T2">set1</text:span><text:span text:style-name="T13"> gefunden wird, bleibt der Buchstabe unverändert. Falls der Buchstabe im Argument </text:span><text:span text:style-name="T2">set1</text:span><text:span text:style-name="T13"> an der i-ten Stelle zum ersten Mal auftritt, wird der Buchstabe durch den Buchstabe an der i-ten Stelle des Arguments </text:span><text:span text:style-name="T2">set2</text:span><text:span text:style-name="T13"> ersetzt. </text:span></text:p>
      <text:p text:style-name="P26"><text:a xlink:type="simple" xlink:href="https://github.com/RalphRadermacher/OperatingSystems/blob/main/src/06_Fork/fork.c" text:style-name="Internet_20_link" text:visited-style-name="Visited_20_Internet_20_Link"/></text:p>
      <text:p text:style-name="P26"><text:a xlink:type="simple" xlink:href="https://github.com/RalphRadermacher/OperatingSystems/blob/main/src/05_Translate/translate.c" text:style-name="Internet_20_link" text:visited-style-name="Visited_20_Internet_20_Link"><text:span text:style-name="T6">translate.c</text:span></text:a></text:p>
      <text:p text:style-name="P7"/>
      <text:p text:style-name="P24"/>
      <text:p text:style-name="P15">Aufgabe <text:span text:style-name="T25">6</text:span> – <text:span text:style-name="T25">Fork &amp; Exec</text:span></text:p>
      <text:p text:style-name="P15"/>
      <text:list xml:id="list202700130" text:style-name="L3">
        <text:list-item>
          <text:p text:style-name="P33"><text:span text:style-name="T9">Schreiben Sie ein C-Programm </text:span><text:span text:style-name="T6">fork.c, </text:span><text:span text:style-name="T20">das einen Kindprozess erzeugt, wobei der Elternprozess und der Kindprozess jeweils ihre Prozess-Id in der Standardausgabe ausgeben </text:span><text:span text:style-name="T22">sollen.</text:span></text:p>
        </text:list-item>
      </text:list>
      <text:p text:style-name="P25"/>
      <text:p text:style-name="P25"><text:span text:style-name="T22"><text:tab/></text:span><text:a xlink:type="simple" xlink:href="https://github.com/RalphRadermacher/OperatingSystems/blob/main/src/06_Fork/fork.c" text:style-name="Internet_20_link" text:visited-style-name="Visited_20_Internet_20_Link"><text:span text:style-name="T23">fork.c</text:span></text:a></text:p>
      <text:p text:style-name="P25"/>
      <text:list xml:id="list122949817711887" text:continue-numbering="true" text:style-name="L3">
        <text:list-item>
          <text:p text:style-name="P35"><text:span text:style-name="T20">S</text:span><text:span text:style-name="T19">chreiben Sie zwei C-Pogramme </text:span><text:span text:style-name="T2">parent.c</text:span><text:span text:style-name="T19"> und </text:span><text:span text:style-name="T2">child.c</text:span><text:span text:style-name="T19">. Das Programm </text:span><text:span text:style-name="T2">parent.c</text:span><text:span text:style-name="T19"> soll als erstes Argument den Pfad des kompilierten Programms </text:span><text:span text:style-name="T2">child.c</text:span><text:span text:style-name="T19"> und ggf. weitere Argumente übergeben bekommen und </text:span><text:span text:style-name="T24">dann </text:span><text:span text:style-name="T19">dieses Programm mit den weitere</text:span><text:span text:style-name="T24">n</text:span><text:span text:style-name="T19"> Argumente</text:span><text:span text:style-name="T24">n</text:span><text:span text:style-name="T19"> als Kindprozess starten. Das Programm </text:span><text:span text:style-name="T2">child.c</text:span><text:span text:style-name="T19"> soll lediglich d</text:span><text:span text:style-name="T21">ie Argumente der Kommandozeile in der Standausgabe aus</text:span><text:span text:style-name="T19">geben </text:span><text:span text:style-name="T22">(siehe Aufgabe 4).</text:span></text:p>
        </text:list-item>
      </text:list>
      <text:p text:style-name="P36"><text:soft-page-break/></text:p>
      <text:p text:style-name="P25"><text:span text:style-name="T22"><text:tab/></text:span><text:a xlink:type="simple" xlink:href="https://github.com/RalphRadermacher/OperatingSystems/blob/main/src/06_Fork/parent.c" text:style-name="Internet_20_link" text:visited-style-name="Visited_20_Internet_20_Link"><text:span text:style-name="T23">parent.c</text:span></text:a></text:p>
      <text:p text:style-name="P25"><text:span text:style-name="T23"><text:tab/></text:span><text:a xlink:type="simple" xlink:href="https://github.com/RalphRadermacher/OperatingSystems/blob/main/src/06_Fork/child.c" text:style-name="Internet_20_link" text:visited-style-name="Visited_20_Internet_20_Link"><text:span text:style-name="T23">child.c</text:span></text:a></text:p>
      <text:p text:style-name="P25"><text:tab/></text:p>
      <text:p text:style-name="P36"/>
      <text:p text:style-name="P37"><text:tab/></text:p>
      <text:p text:style-name="P14"/>
      <text:p text:style-name="P6"/>
      <text:p text:style-name="P5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5-16T12:29:48.438568344</dc:date>
    <meta:editing-duration>PT1H51M8S</meta:editing-duration>
    <meta:editing-cycles>47</meta:editing-cycles>
    <meta:document-statistic meta:table-count="0" meta:image-count="0" meta:object-count="0" meta:page-count="6" meta:paragraph-count="129" meta:word-count="825" meta:character-count="5504" meta:non-whitespace-character-count="4784"/>
  </office:meta>
</office:document-meta>
</file>